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6e66" officeooo:paragraph-rsid="00096e66"/>
    </style:style>
    <style:style style:name="P2" style:family="paragraph" style:parent-style-name="Standard">
      <style:text-properties officeooo:rsid="00096e66" officeooo:paragraph-rsid="000c502b"/>
    </style:style>
    <style:style style:name="T1" style:family="text">
      <style:text-properties officeooo:rsid="000c5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car el perimetro del cuadrado</text:p>
      <text:p text:style-name="P1"/>
      <text:p text:style-name="P1">1-Inicio</text:p>
      <text:p text:style-name="P1">2-Declarar(<text:span text:style-name="T1">Lado,Perimetro_Cuadrado</text:span>)</text:p>
      <text:p text:style-name="P2">3-Asignar <text:span text:style-name="T1">valor al lado</text:span></text:p>
      <text:p text:style-name="P2"><text:span text:style-name="T1">4-</text:span>(<text:span text:style-name="T1">Perimetro_Cuadrado=Lado+Lado+Lado+Lado)</text:span></text:p>
      <text:p text:style-name="P1"><text:span text:style-name="T1">5</text:span>-Mostrar(<text:span text:style-name="T1">Perimetro_Cuadrado</text:span></text:p>
      <text:p text:style-name="P1">6-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09:30:22.730000000</meta:creation-date>
    <dc:date>2022-03-10T10:15:21.459000000</dc:date>
    <meta:editing-duration>PT29M52S</meta:editing-duration>
    <meta:editing-cycles>4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7" meta:word-count="14" meta:character-count="172" meta:non-whitespace-character-count="165"/>
  </office:meta>
</office:document-meta>
</file>